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eRangeGrammar.getMutuallyExclusive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RangeGrammar.getAttr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Type.onCheck( AnnotationTypeElementDeclaration valueDecl , AnnotationValue member , AnnotationInstance [ ] parentAnnotations , MemberDeclaration classMember , int annotationArray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eRange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RangeGrammar.ValidateRangeGrammar( CoreAnnotationProcessorEnv env , Diagnostics diags , RuntimeVersionChecker runtimeVersionChec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oatType.Floa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